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8400001923000012C2580E2C7B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table:align="margins" fo:keep-with-next="always"/>
    </style:style>
    <style:style style:name="Table1.A" style:family="table-column">
      <style:table-column-properties style:rel-column-width="1310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master-page-name="">
      <style:paragraph-properties fo:break-before="page"/>
    </style:style>
    <style:style style:name="P2" style:family="paragraph" style:parent-style-name="Heading_20_2" style:master-page-name="">
      <style:paragraph-properties fo:break-before="pag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dexSection_0" text:display="none">
        <text:p text:style-name="Standard"/>
      </text:section>
      <text:section text:style-name="Sect1" text:name="IndexSection_1" text:display="none">
        <text:p text:style-name="Standard"/>
      </text:section>
      <text:section text:style-name="Sect1" text:name="IndexSection_2" text:display="none">
        <text:p text:style-name="Standard"/>
      </text:section>
      <text:section text:style-name="Sect1" text:name="IndexSection_3" text:display="none">
        <text:p text:style-name="Standard"/>
      </text:section>
      <text:section text:style-name="Sect1" text:name="IndexSection_4" text:display="none">
        <text:p text:style-name="Standard"/>
      </text:section>
      <text:section text:style-name="Sect1" text:name="IndexSection_5" text:display="none">
        <text:p text:style-name="Standard"/>
      </text:section>
      <text:section text:style-name="Sect1" text:name="IndexSection_6">
        <text:p text:style-name="Standard"/>
      </text:section>
      <text:section text:style-name="Sect1" text:name="IndexContentSection">
        <text:h text:style-name="P1" text:outline-level="1">Заглавие 1</text:h>
        <text:p text:style-name="Standard">Това е съдържанието от първата глава. Това е потребителски запис в указателя.<text:line-break/> <text:alphabetical-index-mark text:string-value="Глава"/><text:s text:c="2"/><text:user-index-mark text:string-value="Потребителски запис в указателя" text:index-name="User-Defined" text:outline-level="1"/></text:p>
        <text:h text:style-name="P2" text:outline-level="2">Заглавие 1.1</text:h>
        <text:p text:style-name="Standard">Това е съдържанието от глава 1.1. Това е записът за таблицата на съдържанието.<text:line-break/> <text:toc-mark text:string-value="Entry" text:outline-level="1"/></text:p>
        <text:h text:style-name="P2" text:outline-level="2">Заглавие 1.2</text:h>
        <text:p text:style-name="Standard">Това е съдържанието от глава 1.2. Тази ключова дума е главен запис.<text:line-break/> <text:alphabetical-index-mark text:string-value="това" text:key1="Първичен ключ" text:key2="Вторичен ключ"/><text:s text:c="2"/><text:alphabetical-index-mark text:string-value="Ключова дума"/></text:p>
        <text:p text:style-name="Standard"/>
      </text:section>
      <text:p text:style-name="Standard"/>
      <table:table table:name="Table1" table:style-name="Table1">
        <table:table-column table:style-name="Table1.A" table:number-columns-repeated="5"/>
        <table:table-header-rows>
          <table:table-row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E1" office:value-type="string">
              <text:p text:style-name="Table_20_Heading"/>
            </table:table-cell>
          </table:table-row>
        </table:table-header-rows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Table">Таблица <text:sequence text:ref-name="refTable0" text:name="Table" text:formula="ooow:Table+1" style:num-format="1">1</text:sequence>: Това е таблица 1</text:p>
      <text:p text:style-name="Standard"><draw:frame draw:style-name="fr1" draw:name="Rahmen1" text:anchor-type="paragraph" svg:x="5.23cm" svg:y="0.104cm" svg:width="4.958cm" draw:z-index="0"><draw:text-box fo:min-height="2.064cm"><text:p text:style-name="Illustration"><draw:frame draw:style-name="fr2" draw:name="Graphic1" text:anchor-type="paragraph" svg:x="0.016cm" svg:y="0cm" svg:width="2.766cm" svg:height="2.064cm" draw:z-index="1"><draw:image xlink:href="Pictures/2000008400001923000012C2580E2C7B.wmf" xlink:type="simple" xlink:show="embed" xlink:actuate="onLoad"/></draw:frame>Фигура <text:sequence text:ref-name="refIllustration0" text:name="Illustration" text:formula="ooow:Illustration+1" style:num-format="1">1</text:sequence>: Това е фигура 1</text:p></draw:text-box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 fo:language="bg" fo:country="BG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5$Build-8947$CWS-extras22</meta:generator>
    <meta:creation-date>1999-12-07T16:24:14</meta:creation-date>
    <dc:creator>Михаил Балабанов</dc:creator>
    <dc:date>2005-05-18T16:00:55</dc:date>
    <dc:language>en-US</dc:language>
    <meta:editing-cycles>20</meta:editing-cycles>
    <meta:editing-duration>PT1H35M35S</meta:editing-duration>
    <meta:user-defined meta:name="Info 0"/>
    <meta:user-defined meta:name="Info 1"/>
    <meta:user-defined meta:name="Info 2"/>
    <meta:user-defined meta:name="Info 3"/>
    <meta:document-statistic meta:table-count="1" meta:image-count="1" meta:object-count="0" meta:page-count="4" meta:paragraph-count="8" meta:word-count="53" meta:character-count="323"/>
  </office:meta>
</office:document-meta>
</file>